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" svg:font-family="'Source Code Pro'" style:font-pitch="fixed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P1" style:family="paragraph" style:parent-style-name="Header">
      <style:text-properties style:font-name="Source Code Pro" style:text-underline-style="solid" style:text-underline-width="auto" style:text-underline-color="font-color" officeooo:rsid="00115560" officeooo:paragraph-rsid="00115560"/>
    </style:style>
    <style:style style:name="P2" style:family="paragraph" style:parent-style-name="Standard">
      <style:paragraph-properties fo:text-align="center" style:justify-single-word="false"/>
      <style:text-properties style:font-name="Source Code Pro" fo:font-size="20pt" style:text-underline-style="solid" style:text-underline-width="auto" style:text-underline-color="font-color" fo:font-weight="bold" officeooo:rsid="000dca13" officeooo:paragraph-rsid="000dca13" style:font-size-asian="20pt" style:font-weight-asian="bold" style:font-size-complex="20pt" style:font-weight-complex="bold"/>
    </style:style>
    <style:style style:name="P3" style:family="paragraph" style:parent-style-name="Standard">
      <style:paragraph-properties fo:text-align="justify" style:justify-single-word="false"/>
      <style:text-properties style:font-name="Source Code Pro" fo:font-size="12pt" officeooo:rsid="000dca13" officeooo:paragraph-rsid="000dca13" style:font-size-asian="12pt" style:font-size-complex="12pt"/>
    </style:style>
    <style:style style:name="P4" style:family="paragraph" style:parent-style-name="Standard">
      <style:paragraph-properties fo:text-align="justify" style:justify-single-word="false"/>
      <style:text-properties style:font-name="Source Code Pro" fo:font-size="12pt" officeooo:rsid="000ed249" officeooo:paragraph-rsid="000ed249" style:font-size-asian="12pt" style:font-size-complex="12pt"/>
    </style:style>
    <style:style style:name="P5" style:family="paragraph" style:parent-style-name="Standard">
      <style:paragraph-properties fo:text-align="justify" style:justify-single-word="false"/>
      <style:text-properties style:font-name="Source Code Pro" fo:font-size="12pt" officeooo:rsid="0010d249" officeooo:paragraph-rsid="0010d249" style:font-size-asian="12pt" style:font-size-complex="12pt"/>
    </style:style>
    <style:style style:name="P6" style:family="paragraph" style:parent-style-name="Standard">
      <style:text-properties style:font-name="Source Code Pro" fo:font-size="12pt" officeooo:rsid="00113451" officeooo:paragraph-rsid="0010d249" style:font-size-asian="12pt" style:font-size-complex="12pt"/>
    </style:style>
    <style:style style:name="P7" style:family="paragraph" style:parent-style-name="Standard">
      <style:paragraph-properties fo:text-align="justify" style:justify-single-word="false"/>
      <style:text-properties style:font-name="Source Code Pro" fo:font-size="12pt" fo:font-weight="bold" officeooo:rsid="00113451" officeooo:paragraph-rsid="00113451" style:font-size-asian="12pt" style:font-weight-asian="bold" style:font-size-complex="12pt" style:font-weight-complex="bold"/>
    </style:style>
    <style:style style:name="P8" style:family="paragraph" style:parent-style-name="Standard">
      <style:paragraph-properties fo:text-align="justify" style:justify-single-word="false"/>
      <style:text-properties style:font-name="Source Code Pro" fo:font-size="12pt" fo:font-weight="bold" officeooo:rsid="00115560" officeooo:paragraph-rsid="00115560" style:font-size-asian="12pt" style:font-weight-asian="bold" style:font-size-complex="12pt" style:font-weight-complex="bold"/>
    </style:style>
    <style:style style:name="P9" style:family="paragraph" style:parent-style-name="Standard">
      <style:paragraph-properties fo:text-align="justify" style:justify-single-word="false"/>
      <style:text-properties style:font-name="Source Code Pro" fo:font-size="12pt" fo:font-weight="bold" officeooo:rsid="0010d249" officeooo:paragraph-rsid="0010d249" style:font-size-asian="12pt" style:font-weight-asian="bold" style:font-size-complex="12pt" style:font-weight-complex="bold"/>
    </style:style>
    <style:style style:name="T1" style:family="text">
      <style:text-properties officeooo:rsid="00113451"/>
    </style:style>
    <style:style style:name="T2" style:family="text">
      <style:text-properties officeooo:rsid="00115560"/>
    </style:style>
    <style:style style:name="T3" style:family="text">
      <style:text-properties officeooo:rsid="00121885"/>
    </style:style>
    <style:style style:name="T4" style:family="text">
      <style:text-properties officeooo:rsid="0013cfc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Linux</text:p>
      <text:p text:style-name="P3"/>
      <text:p text:style-name="P7">Allgemeines</text:p>
      <text:p text:style-name="P7"/>
      <text:p text:style-name="P4">Linux ist ein mon<text:span text:style-name="T2">o</text:span>lithischer Kernel, der als ein Hobbyprojekt eines Studenten name<text:span text:style-name="T2">n</text:span>s Linus Torvalds im Jahre 1991 entstand. Linux steht unter der GPL (Gnu-Public-License) und wird oft in Kobination mit GNU-Programmen verwendet.</text:p>
      <text:p text:style-name="P5"/>
      <text:p text:style-name="P9">Geschichtliche Hintergründe</text:p>
      <text:p text:style-name="P9"/>
      <text:p text:style-name="P5">1969 arbeitete Bell Laborities (AT&amp;T) an einem Betriebssystem namens Unix. <text:span text:style-name="T4">Dieses</text:span> veröffentlichten <text:span text:style-name="T4">sie </text:span>erstmal ohne eine Lizenz und verteilten es hauptsächlich an Universitäten. Einige Universitäten <text:span text:style-name="T2">änderten den Code und bauten</text:span> ihre eigenen Unix-<text:span text:style-name="T2">Varianten</text:span> (z.B. BSD, …).</text:p>
      <text:p text:style-name="P5"/>
      <text:p text:style-name="P5">1980 änderte Bell Laborities die Lizenz zu einer propriertären Lizenz <text:span text:style-name="T2">und Unix wurde so teuer, dass nur noch Unternehmen Unix leisten konnten.</text:span> D<text:span text:style-name="T2">aher</text:span> führte <text:span text:style-name="T2">1986 </text:span>Richard Stallman die GNU-Foundation <text:span text:style-name="T2">ein, um ein a</text:span>lternatives Betriebssystem zu schaffen, <text:span text:style-name="T2">damit jeder ein unix-artiges Betriebssystem zuhause haben kann.</text:span></text:p>
      <text:p text:style-name="P5"/>
      <text:p text:style-name="P5"><text:span text:style-name="T3">Nach einigen Jahren war das</text:span> Betriebssystem fertig, doch es gab ein Problem: der Kern <text:span text:style-name="T3">war nicht bereit</text:span>. Der Kernel GNU Hurd war <text:span text:style-name="T3">noch sehr</text:span> experimente<text:span text:style-name="T3">l</text:span>l und funktionierte nich<text:span text:style-name="T3">t</text:span> <text:span text:style-name="T3">wie ursprünglich geplant</text:span>. Genau zu diesem Zeitpunkt entwickelte Linus Torvalds <text:span text:style-name="T3">unabhängig</text:span> einen Kernel in seiner Freizeit, da er wissen wollte, wie der Computer funktioniert. <text:span text:style-name="T1">Linux wurde 1992 veröffentlicht und fand seinen Platz in dem GNU-Betriebssystem.</text:span></text:p>
      <text:p text:style-name="P5"/>
      <text:p text:style-name="P8">Vor- und Nachteile von Linux</text:p>
      <text:p text:style-name="P5"/>
      <text:p text:style-name="P5"/>
      <text:p text:style-name="P5"/>
      <text:p text:style-name="P8">Bootvorgang im Detail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ource Code Pro" svg:font-family="'Source Code Pro'" style:font-pitch="fixed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DejaVu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style:font-name="Source Code Pro" style:text-underline-style="solid" style:text-underline-width="auto" style:text-underline-color="font-color" officeooo:rsid="00115560" officeooo:paragraph-rsid="00115560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Egretzberger Dominik / Porcic Alin<text:tab/><text:tab/>13.01.2015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13T20:45:02.452946121</meta:creation-date>
    <dc:date>2015-01-14T21:01:10.956038731</dc:date>
    <meta:editing-duration>PT1H2M5S</meta:editing-duration>
    <meta:editing-cycles>3</meta:editing-cycles>
    <meta:generator>LibreOffice/4.3.5.2.0$Linux_X86_64 LibreOffice_project/430m0$Build-2</meta:generator>
    <meta:document-statistic meta:table-count="0" meta:image-count="0" meta:object-count="0" meta:page-count="1" meta:paragraph-count="10" meta:word-count="193" meta:character-count="1378" meta:non-whitespace-character-count="1194"/>
  </office:meta>
</office:document-meta>
</file>